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77869" officeooo:paragraph-rsid="00177869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22bca" officeooo:paragraph-rsid="00177869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4eb9" officeooo:paragraph-rsid="00177869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cbe43" officeooo:paragraph-rsid="001cbe43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d4883" officeooo:paragraph-rsid="001d4883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14eb9" officeooo:paragraph-rsid="00177869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10722" officeooo:paragraph-rsid="00210722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2203de" style:font-size-asian="12.25pt" style:font-weight-asian="normal" style:font-size-complex="14pt" style:font-weight-complex="normal"/>
    </style:style>
    <style:style style:name="T1" style:family="text">
      <style:text-properties officeooo:rsid="00177869"/>
    </style:style>
    <style:style style:name="T2" style:family="text">
      <style:text-properties officeooo:rsid="001ccc67"/>
    </style:style>
    <style:style style:name="T3" style:family="text">
      <style:text-properties officeooo:rsid="001ed1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= → Recebe</text:p>
      <text:p text:style-name="P8">== → Igual</text:p>
      <text:p text:style-name="P9">=== → operador de identidade</text:p>
      <text:p text:style-name="P9">!== → Desigual Restrito</text:p>
      <text:p text:style-name="P5">+ → Concatenação <text:span text:style-name="T2">ou Adição</text:span></text:p>
      <text:p text:style-name="P4">null → Nulo</text:p>
      <text:p text:style-name="P4">var → Variavel</text:p>
      <text:p text:style-name="P3">Nome de <text:span text:style-name="T1">v</text:span>ariavel → Identificador</text:p>
      <text:p text:style-name="P2">Conteudo que vai para uma variavel → Atribuição</text:p>
      <text:p text:style-name="P6">${ } - <text:span text:style-name="T3">Troca pelo valor da variavel que esta dentro das chaves</text:span> </text:p>
      <text:p text:style-name="P1">` ` - <text:span text:style-name="T3">Usada no lugar das aspas quando for colocar variaveis dentro das chaves (${})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6:37:17.598335906</meta:creation-date>
    <dc:date>2022-08-31T09:28:45.350486410</dc:date>
    <meta:editing-duration>PT5H14M38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1" meta:paragraph-count="11" meta:word-count="68" meta:character-count="347" meta:non-whitespace-character-count="289"/>
  </office:meta>
</office:document-meta>
</file>